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D0D0D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ourier New" style:font-name-asian="Courier New" style:font-name-complex="Courier New" fo:font-size="7pt" style:font-size-asian="7pt" style:font-size-complex="7pt" style:font-family-generic="modern"/>
    </style:style>
    <style:style style:name="co1" style:family="table-column">
      <style:table-column-properties fo:break-before="auto" style:column-width="8.13152777777778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83444444444444cm"/>
    </style:style>
    <style:style style:name="co5" style:family="table-column">
      <style:table-column-properties fo:break-before="auto" style:column-width="1.86972222222222cm"/>
    </style:style>
    <style:style style:name="co6" style:family="table-column">
      <style:table-column-properties fo:break-before="auto" style:column-width="1.78152777777778cm"/>
    </style:style>
    <style:style style:name="co7" style:family="table-column">
      <style:table-column-properties fo:break-before="auto" style:column-width="1.81680555555556cm"/>
    </style:style>
    <style:style style:name="co8" style:family="table-column">
      <style:table-column-properties fo:break-before="auto" style:column-width="1.76388888888889cm"/>
    </style:style>
    <style:style style:name="co9" style:family="table-column">
      <style:table-column-properties fo:break-before="auto" style:column-width="1.88736111111111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1.92263888888889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0" table:number-columns-repeated="16370" table:default-cell-style-name="ce1"/>
        <table:table-row table:style-name="ro1">
          <table:table-cell table:style-name="ce2"/>
          <table:table-cell office:value-type="string" table:number-columns-spanned="5" table:number-rows-spanned="1" table:style-name="ce4">
            <text:p>Quick Sort</text:p>
          </table:table-cell>
          <table:covered-table-cell table:number-columns-repeated="4"/>
          <table:table-cell office:value-type="string" table:number-columns-spanned="5" table:number-rows-spanned="1" table:style-name="ce4">
            <text:p>Merge Sort</text:p>
          </table:table-cell>
          <table:covered-table-cell table:number-columns-repeated="4"/>
          <table:table-cell office:value-type="string" table:number-columns-spanned="5" table:number-rows-spanned="1" table:style-name="ce4">
            <text:p>Heap Sort<text:s/></text:p>
          </table:table-cell>
          <table:covered-table-cell table:number-columns-repeated="4"/>
          <table:table-cell table:number-columns-repeated="16368"/>
        </table:table-row>
        <table:table-row table:style-name="ro1">
          <table:table-cell table:style-name="ce3"/>
          <table:table-cell office:value-type="float" office:value="10000" table:style-name="ce6">
            <text:p>10000</text:p>
          </table:table-cell>
          <table:table-cell office:value-type="float" office:value="50000" table:style-name="ce2">
            <text:p>50000</text:p>
          </table:table-cell>
          <table:table-cell office:value-type="float" office:value="100000" table:style-name="ce2">
            <text:p>100000</text:p>
          </table:table-cell>
          <table:table-cell office:value-type="float" office:value="500000" table:style-name="ce2">
            <text:p>500000</text:p>
          </table:table-cell>
          <table:table-cell office:value-type="float" office:value="1000000" table:style-name="ce2">
            <text:p>1000000</text:p>
          </table:table-cell>
          <table:table-cell office:value-type="float" office:value="10000" table:style-name="ce3">
            <text:p>10000</text:p>
          </table:table-cell>
          <table:table-cell office:value-type="float" office:value="50000" table:style-name="ce2">
            <text:p>50000</text:p>
          </table:table-cell>
          <table:table-cell office:value-type="float" office:value="100000" table:style-name="ce2">
            <text:p>100000</text:p>
          </table:table-cell>
          <table:table-cell office:value-type="float" office:value="500000" table:style-name="ce2">
            <text:p>500000</text:p>
          </table:table-cell>
          <table:table-cell office:value-type="float" office:value="1000000" table:style-name="ce2">
            <text:p>1000000</text:p>
          </table:table-cell>
          <table:table-cell office:value-type="float" office:value="10000" table:style-name="ce3">
            <text:p>10000</text:p>
          </table:table-cell>
          <table:table-cell office:value-type="float" office:value="50000" table:style-name="ce2">
            <text:p>50000</text:p>
          </table:table-cell>
          <table:table-cell office:value-type="float" office:value="100000" table:style-name="ce2">
            <text:p>100000</text:p>
          </table:table-cell>
          <table:table-cell office:value-type="float" office:value="500000" table:style-name="ce2">
            <text:p>500000</text:p>
          </table:table-cell>
          <table:table-cell office:value-type="float" office:value="1000000" table:style-name="ce2">
            <text:p>100000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Discrete_Uniform</text:p>
          </table:table-cell>
          <table:table-cell office:value-type="float" office:value="8.9026450000062596E-4" table:style-name="ce7">
            <text:p>0.000890265</text:p>
          </table:table-cell>
          <table:table-cell office:value-type="float" office:value="2.6820930000002298E-3" table:style-name="ce7">
            <text:p>0.002682093</text:p>
          </table:table-cell>
          <table:table-cell office:value-type="float" office:value="5.0787710000088204E-3" table:style-name="ce7">
            <text:p>0.005078771</text:p>
          </table:table-cell>
          <table:table-cell office:value-type="float" office:value="3.7699033999998903E-2" table:style-name="ce7">
            <text:p>0.037699034</text:p>
          </table:table-cell>
          <table:table-cell office:value-type="float" office:value="8.2976841000000801E-2" table:style-name="ce7">
            <text:p>0.082976841</text:p>
          </table:table-cell>
          <table:table-cell office:value-type="float" office:value="1.13580699999658E-3" table:style-name="ce7">
            <text:p>0.001135807</text:p>
          </table:table-cell>
          <table:table-cell office:value-type="float" office:value="4.5134600000007099E-3" table:style-name="ce7">
            <text:p>0.00451346</text:p>
          </table:table-cell>
          <table:table-cell office:value-type="float" office:value="9.1947874999914296E-3" table:style-name="ce7">
            <text:p>0.009194787</text:p>
          </table:table-cell>
          <table:table-cell office:value-type="float" office:value="6.35995490000002E-2" table:style-name="ce7">
            <text:p>0.063599549</text:p>
          </table:table-cell>
          <table:table-cell office:value-type="float" office:value="0.13691525499999799" table:style-name="ce7">
            <text:p>0.136915255</text:p>
          </table:table-cell>
          <table:table-cell office:value-type="float" office:value="1.1951055000014299E-3" table:style-name="ce7">
            <text:p>0.001195106</text:p>
          </table:table-cell>
          <table:table-cell office:value-type="float" office:value="4.3772959999999698E-3" table:style-name="ce7">
            <text:p>0.004377296</text:p>
          </table:table-cell>
          <table:table-cell office:value-type="float" office:value="8.4939374999953507E-3" table:style-name="ce7">
            <text:p>0.008493937</text:p>
          </table:table-cell>
          <table:table-cell office:value-type="float" office:value="5.8857840000000203E-2" table:style-name="ce7">
            <text:p>0.05885784</text:p>
          </table:table-cell>
          <table:table-cell office:value-type="float" office:value="0.134893186999999" table:style-name="ce7">
            <text:p>0.134893187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Discrete_Binomial</text:p>
          </table:table-cell>
          <table:table-cell office:value-type="float" office:value="9.00869499999998E-4" table:style-name="ce7">
            <text:p>0.000900869</text:p>
          </table:table-cell>
          <table:table-cell office:value-type="float" office:value="2.9395039999998498E-3" table:style-name="ce7">
            <text:p>0.002939504</text:p>
          </table:table-cell>
          <table:table-cell office:value-type="float" office:value="5.6361760000004299E-3" table:style-name="ce7">
            <text:p>0.005636176</text:p>
          </table:table-cell>
          <table:table-cell office:value-type="float" office:value="4.10528189999999E-2" table:style-name="ce7">
            <text:p>0.041052819</text:p>
          </table:table-cell>
          <table:table-cell office:value-type="float" office:value="9.6345449999999097E-2" table:style-name="ce7">
            <text:p>0.09634545</text:p>
          </table:table-cell>
          <table:table-cell office:value-type="float" office:value="1.19857549999721E-3" table:style-name="ce7">
            <text:p>0.001198575</text:p>
          </table:table-cell>
          <table:table-cell office:value-type="float" office:value="5.2767329999993196E-3" table:style-name="ce7">
            <text:p>0.005276733</text:p>
          </table:table-cell>
          <table:table-cell office:value-type="float" office:value="1.02572370000041E-2" table:style-name="ce7">
            <text:p>0.010257237</text:p>
          </table:table-cell>
          <table:table-cell office:value-type="float" office:value="7.2610095999998195E-2" table:style-name="ce7">
            <text:p>0.072610096</text:p>
          </table:table-cell>
          <table:table-cell office:value-type="float" office:value="0.164859600999998" table:style-name="ce7">
            <text:p>0.164859601</text:p>
          </table:table-cell>
          <table:table-cell office:value-type="float" office:value="1.3041464999997701E-3" table:style-name="ce7">
            <text:p>0.001304146</text:p>
          </table:table-cell>
          <table:table-cell office:value-type="float" office:value="5.1015549999995297E-3" table:style-name="ce7">
            <text:p>0.005101555</text:p>
          </table:table-cell>
          <table:table-cell office:value-type="float" office:value="1.0134612999996699E-2" table:style-name="ce7">
            <text:p>0.010134613</text:p>
          </table:table-cell>
          <table:table-cell office:value-type="float" office:value="6.8805616000001305E-2" table:style-name="ce7">
            <text:p>0.068805616</text:p>
          </table:table-cell>
          <table:table-cell office:value-type="float" office:value="0.161825627999999" table:style-name="ce7">
            <text:p>0.161825628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Poisson</text:p>
          </table:table-cell>
          <table:table-cell office:value-type="float" office:value="8.4622749999937205E-4" table:style-name="ce7">
            <text:p>0.000846227</text:p>
          </table:table-cell>
          <table:table-cell office:value-type="float" office:value="2.6613979999996198E-3" table:style-name="ce7">
            <text:p>0.002661398</text:p>
          </table:table-cell>
          <table:table-cell office:value-type="float" office:value="4.8465559999874503E-3" table:style-name="ce7">
            <text:p>0.004846556</text:p>
          </table:table-cell>
          <table:table-cell office:value-type="float" office:value="3.8422315999999603E-2" table:style-name="ce7">
            <text:p>0.038422316</text:p>
          </table:table-cell>
          <table:table-cell office:value-type="float" office:value="7.9293609000000001E-2" table:style-name="ce7">
            <text:p>0.079293609</text:p>
          </table:table-cell>
          <table:table-cell office:value-type="float" office:value="1.20126199999958E-3" table:style-name="ce7">
            <text:p>0.001201262</text:p>
          </table:table-cell>
          <table:table-cell office:value-type="float" office:value="4.7818849999994402E-3" table:style-name="ce7">
            <text:p>0.004781885</text:p>
          </table:table-cell>
          <table:table-cell office:value-type="float" office:value="9.6263860000067297E-3" table:style-name="ce7">
            <text:p>0.009626386</text:p>
          </table:table-cell>
          <table:table-cell office:value-type="float" office:value="6.7084241999998795E-2" table:style-name="ce7">
            <text:p>0.067084242</text:p>
          </table:table-cell>
          <table:table-cell office:value-type="float" office:value="0.14473101399999899" table:style-name="ce7">
            <text:p>0.144731014</text:p>
          </table:table-cell>
          <table:table-cell office:value-type="float" office:value="1.1787854999971599E-3" table:style-name="ce7">
            <text:p>0.001178785</text:p>
          </table:table-cell>
          <table:table-cell office:value-type="float" office:value="4.4197690000005703E-3" table:style-name="ce7">
            <text:p>0.004419769</text:p>
          </table:table-cell>
          <table:table-cell office:value-type="float" office:value="8.4366184999953402E-3" table:style-name="ce7">
            <text:p>0.008436618</text:p>
          </table:table-cell>
          <table:table-cell office:value-type="float" office:value="5.9196340000000298E-2" table:style-name="ce7">
            <text:p>0.05919634</text:p>
          </table:table-cell>
          <table:table-cell office:value-type="float" office:value="0.136324419999998" table:style-name="ce7">
            <text:p>0.13632442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Dates</text:p>
          </table:table-cell>
          <table:table-cell office:value-type="float" office:value="1.35395450000146E-3" table:style-name="ce7">
            <text:p>0.001353955</text:p>
          </table:table-cell>
          <table:table-cell office:value-type="float" office:value="6.3062309999997899E-3" table:style-name="ce7">
            <text:p>0.006306231</text:p>
          </table:table-cell>
          <table:table-cell office:value-type="float" office:value="1.22940420000031E-2" table:style-name="ce7">
            <text:p>0.012294042</text:p>
          </table:table-cell>
          <table:table-cell office:value-type="float" office:value="8.8564572999996399E-2" table:style-name="ce7">
            <text:p>0.088564573</text:p>
          </table:table-cell>
          <table:table-cell office:value-type="float" office:value="0.20059742999999899" table:style-name="ce7">
            <text:p>0.20059743</text:p>
          </table:table-cell>
          <table:table-cell office:value-type="float" office:value="1.4418819999974599E-3" table:style-name="ce7">
            <text:p>0.001441882</text:p>
          </table:table-cell>
          <table:table-cell office:value-type="float" office:value="6.3794429999987296E-3" table:style-name="ce7">
            <text:p>0.006379443</text:p>
          </table:table-cell>
          <table:table-cell office:value-type="float" office:value="1.31994960000042E-2" table:style-name="ce7">
            <text:p>0.013199496</text:p>
          </table:table-cell>
          <table:table-cell office:value-type="float" office:value="9.6772829999999796E-2" table:style-name="ce7">
            <text:p>0.09677283</text:p>
          </table:table-cell>
          <table:table-cell office:value-type="float" office:value="0.218207988999993" table:style-name="ce7">
            <text:p>0.218207989</text:p>
          </table:table-cell>
          <table:table-cell office:value-type="float" office:value="1.90025950000119E-3" table:style-name="ce7">
            <text:p>0.00190026</text:p>
          </table:table-cell>
          <table:table-cell office:value-type="float" office:value="1.00259179999983E-2" table:style-name="ce7">
            <text:p>0.010025918</text:p>
          </table:table-cell>
          <table:table-cell office:value-type="float" office:value="2.2000368499982399E-2" table:style-name="ce7">
            <text:p>0.022000368</text:p>
          </table:table-cell>
          <table:table-cell office:value-type="float" office:value="0.21679864999999901" table:style-name="ce7">
            <text:p>0.21679865</text:p>
          </table:table-cell>
          <table:table-cell office:value-type="float" office:value="0.57200507300001102" table:style-name="ce7">
            <text:p>0.572005073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Strings</text:p>
          </table:table-cell>
          <table:table-cell office:value-type="float" office:value="7.6323765000000697E-3" table:style-name="ce7">
            <text:p>0.007632377</text:p>
          </table:table-cell>
          <table:table-cell office:value-type="float" office:value="5.1554978000000903E-2" table:style-name="ce7">
            <text:p>0.051554978</text:p>
          </table:table-cell>
          <table:table-cell office:value-type="float" office:value="0.117840993000007" table:style-name="ce7">
            <text:p>0.117840993</text:p>
          </table:table-cell>
          <table:table-cell office:value-type="float" office:value="0.84101667399998903" table:style-name="ce7">
            <text:p>0.841016674</text:p>
          </table:table-cell>
          <table:table-cell office:value-type="float" office:value="1.9527865849999999" table:style-name="ce7">
            <text:p>1.952786585</text:p>
          </table:table-cell>
          <table:table-cell office:value-type="float" office:value="7.3807784999985401E-3" table:style-name="ce7">
            <text:p>0.007380778</text:p>
          </table:table-cell>
          <table:table-cell office:value-type="float" office:value="4.6866555000000802E-2" table:style-name="ce7">
            <text:p>0.046866555</text:p>
          </table:table-cell>
          <table:table-cell office:value-type="float" office:value="0.106538467999985" table:style-name="ce7">
            <text:p>0.106538468</text:p>
          </table:table-cell>
          <table:table-cell office:value-type="float" office:value="0.765209158000004" table:style-name="ce7">
            <text:p>0.765209158</text:p>
          </table:table-cell>
          <table:table-cell office:value-type="float" office:value="1.7933375039999799" table:style-name="ce7">
            <text:p>1.793337504</text:p>
          </table:table-cell>
          <table:table-cell office:value-type="float" office:value="1.16776630000049E-2" table:style-name="ce7">
            <text:p>0.011677663</text:p>
          </table:table-cell>
          <table:table-cell office:value-type="float" office:value="8.1283767000000104E-2" table:style-name="ce7">
            <text:p>0.081283767</text:p>
          </table:table-cell>
          <table:table-cell office:value-type="float" office:value="0.210305808499996" table:style-name="ce7">
            <text:p>0.210305808</text:p>
          </table:table-cell>
          <table:table-cell office:value-type="float" office:value="1.6344382529999999" table:style-name="ce7">
            <text:p>1.634438253</text:p>
          </table:table-cell>
          <table:table-cell office:value-type="float" office:value="3.7934657499999802" table:style-name="ce7">
            <text:p>3.79346575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Uniform</text:p>
          </table:table-cell>
          <table:table-cell office:value-type="float" office:value="1.2731374999987099E-3" table:style-name="ce7">
            <text:p>0.001273137</text:p>
          </table:table-cell>
          <table:table-cell office:value-type="float" office:value="5.5327629999985103E-3" table:style-name="ce7">
            <text:p>0.005532763</text:p>
          </table:table-cell>
          <table:table-cell office:value-type="float" office:value="1.1513882999993201E-2" table:style-name="ce7">
            <text:p>0.011513883</text:p>
          </table:table-cell>
          <table:table-cell office:value-type="float" office:value="9.0996538000001695E-2" table:style-name="ce7">
            <text:p>0.090996538</text:p>
          </table:table-cell>
          <table:table-cell office:value-type="float" office:value="0.19522740900001201" table:style-name="ce7">
            <text:p>0.195227409</text:p>
          </table:table-cell>
          <table:table-cell office:value-type="float" office:value="1.3834105000017801E-3" table:style-name="ce7">
            <text:p>0.001383411</text:p>
          </table:table-cell>
          <table:table-cell office:value-type="float" office:value="6.14674199999853E-3" table:style-name="ce7">
            <text:p>0.006146742</text:p>
          </table:table-cell>
          <table:table-cell office:value-type="float" office:value="1.28688559999932E-2" table:style-name="ce7">
            <text:p>0.012868856</text:p>
          </table:table-cell>
          <table:table-cell office:value-type="float" office:value="9.3997218999997995E-2" table:style-name="ce7">
            <text:p>0.093997219</text:p>
          </table:table-cell>
          <table:table-cell office:value-type="float" office:value="0.21365042799998199" table:style-name="ce7">
            <text:p>0.213650428</text:p>
          </table:table-cell>
          <table:table-cell office:value-type="float" office:value="1.5826869999983699E-3" table:style-name="ce7">
            <text:p>0.001582687</text:p>
          </table:table-cell>
          <table:table-cell office:value-type="float" office:value="8.8499300000003701E-3" table:style-name="ce7">
            <text:p>0.00884993</text:p>
          </table:table-cell>
          <table:table-cell office:value-type="float" office:value="2.01296605000084E-2" table:style-name="ce7">
            <text:p>0.020129661</text:p>
          </table:table-cell>
          <table:table-cell office:value-type="float" office:value="0.20071239800000501" table:style-name="ce7">
            <text:p>0.200712398</text:p>
          </table:table-cell>
          <table:table-cell office:value-type="float" office:value="0.54468472399997603" table:style-name="ce7">
            <text:p>0.544684724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Normal</text:p>
          </table:table-cell>
          <table:table-cell office:value-type="float" office:value="1.2538545000035099E-3" table:style-name="ce7">
            <text:p>0.001253855</text:p>
          </table:table-cell>
          <table:table-cell office:value-type="float" office:value="5.9610149999988898E-3" table:style-name="ce7">
            <text:p>0.005961015</text:p>
          </table:table-cell>
          <table:table-cell office:value-type="float" office:value="1.16787414999976E-2" table:style-name="ce7">
            <text:p>0.011678741</text:p>
          </table:table-cell>
          <table:table-cell office:value-type="float" office:value="8.7458105999992306E-2" table:style-name="ce7">
            <text:p>0.087458106</text:p>
          </table:table-cell>
          <table:table-cell office:value-type="float" office:value="0.195589057999977" table:style-name="ce7">
            <text:p>0.195589058</text:p>
          </table:table-cell>
          <table:table-cell office:value-type="float" office:value="1.37264650000133E-3" table:style-name="ce7">
            <text:p>0.001372647</text:p>
          </table:table-cell>
          <table:table-cell office:value-type="float" office:value="6.3977880000015801E-3" table:style-name="ce7">
            <text:p>0.006397788</text:p>
          </table:table-cell>
          <table:table-cell office:value-type="float" office:value="1.2919590000003599E-2" table:style-name="ce7">
            <text:p>0.01291959</text:p>
          </table:table-cell>
          <table:table-cell office:value-type="float" office:value="9.3903787999990898E-2" table:style-name="ce7">
            <text:p>0.093903788</text:p>
          </table:table-cell>
          <table:table-cell office:value-type="float" office:value="0.21678416500000799" table:style-name="ce7">
            <text:p>0.216784165</text:p>
          </table:table-cell>
          <table:table-cell office:value-type="float" office:value="1.5886204999964E-3" table:style-name="ce7">
            <text:p>0.00158862</text:p>
          </table:table-cell>
          <table:table-cell office:value-type="float" office:value="9.2326560000009199E-3" table:style-name="ce7">
            <text:p>0.009232656</text:p>
          </table:table-cell>
          <table:table-cell office:value-type="float" office:value="2.00878814999964E-2" table:style-name="ce7">
            <text:p>0.020087881</text:p>
          </table:table-cell>
          <table:table-cell office:value-type="float" office:value="0.199984078999982" table:style-name="ce7">
            <text:p>0.199984079</text:p>
          </table:table-cell>
          <table:table-cell office:value-type="float" office:value="0.54730980199999901" table:style-name="ce7">
            <text:p>0.547309802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Uniform_Sorted</text:p>
          </table:table-cell>
          <table:table-cell office:value-type="float" office:value="6.6665849999651499E-4" table:style-name="ce7">
            <text:p>0.000666658</text:p>
          </table:table-cell>
          <table:table-cell office:value-type="float" office:value="1.8177270000009501E-3" table:style-name="ce7">
            <text:p>0.001817727</text:p>
          </table:table-cell>
          <table:table-cell office:value-type="float" office:value="3.2063110000058199E-3" table:style-name="ce7">
            <text:p>0.003206311</text:p>
          </table:table-cell>
          <table:table-cell office:value-type="float" office:value="2.83332379999887E-2" table:style-name="ce7">
            <text:p>0.028333238</text:p>
          </table:table-cell>
          <table:table-cell office:value-type="float" office:value="5.7936697999984903E-2" table:style-name="ce7">
            <text:p>0.057936698</text:p>
          </table:table-cell>
          <table:table-cell office:value-type="float" office:value="6.2220500000307699E-4" table:style-name="ce7">
            <text:p>0.000622205</text:p>
          </table:table-cell>
          <table:table-cell office:value-type="float" office:value="1.28524599999877E-3" table:style-name="ce7">
            <text:p>0.001285246</text:p>
          </table:table-cell>
          <table:table-cell office:value-type="float" office:value="2.2826989999998599E-3" table:style-name="ce7">
            <text:p>0.002282699</text:p>
          </table:table-cell>
          <table:table-cell office:value-type="float" office:value="2.20473880000145E-2" table:style-name="ce7">
            <text:p>0.022047388</text:p>
          </table:table-cell>
          <table:table-cell office:value-type="float" office:value="4.4851417999998297E-2" table:style-name="ce7">
            <text:p>0.044851418</text:p>
          </table:table-cell>
          <table:table-cell office:value-type="float" office:value="1.3310265000012499E-3" table:style-name="ce7">
            <text:p>0.001331027</text:p>
          </table:table-cell>
          <table:table-cell office:value-type="float" office:value="4.6128139999967697E-3" table:style-name="ce7">
            <text:p>0.004612814</text:p>
          </table:table-cell>
          <table:table-cell office:value-type="float" office:value="9.1214520000266908E-3" table:style-name="ce7">
            <text:p>0.009121452</text:p>
          </table:table-cell>
          <table:table-cell office:value-type="float" office:value="6.1982164999997098E-2" table:style-name="ce7">
            <text:p>0.061982165</text:p>
          </table:table-cell>
          <table:table-cell office:value-type="float" office:value="0.12693772899997299" table:style-name="ce7">
            <text:p>0.126937729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Uniform_Reverse_Sorted</text:p>
          </table:table-cell>
          <table:table-cell office:value-type="float" office:value="7.3403000000212102E-4" table:style-name="ce7">
            <text:p>0.00073403</text:p>
          </table:table-cell>
          <table:table-cell office:value-type="float" office:value="2.1393489999996899E-3" table:style-name="ce7">
            <text:p>0.002139349</text:p>
          </table:table-cell>
          <table:table-cell office:value-type="float" office:value="3.9728580000041799E-3" table:style-name="ce7">
            <text:p>0.003972858</text:p>
          </table:table-cell>
          <table:table-cell office:value-type="float" office:value="3.1987042000021101E-2" table:style-name="ce7">
            <text:p>0.031987042</text:p>
          </table:table-cell>
          <table:table-cell office:value-type="float" office:value="6.6336367000003504E-2" table:style-name="ce7">
            <text:p>0.066336367</text:p>
          </table:table-cell>
          <table:table-cell office:value-type="float" office:value="6.3450099999840795E-4" table:style-name="ce7">
            <text:p>0.000634501</text:p>
          </table:table-cell>
          <table:table-cell office:value-type="float" office:value="1.3061109999986699E-3" table:style-name="ce7">
            <text:p>0.001306111</text:p>
          </table:table-cell>
          <table:table-cell office:value-type="float" office:value="2.3475750000011399E-3" table:style-name="ce7">
            <text:p>0.002347575</text:p>
          </table:table-cell>
          <table:table-cell office:value-type="float" office:value="2.2189255000018799E-2" table:style-name="ce7">
            <text:p>0.022189255</text:p>
          </table:table-cell>
          <table:table-cell office:value-type="float" office:value="4.5212666000029399E-2" table:style-name="ce7">
            <text:p>0.045212666</text:p>
          </table:table-cell>
          <table:table-cell office:value-type="float" office:value="1.1987925000010999E-3" table:style-name="ce7">
            <text:p>0.001198793</text:p>
          </table:table-cell>
          <table:table-cell office:value-type="float" office:value="4.8991269999996197E-3" table:style-name="ce7">
            <text:p>0.004899127</text:p>
          </table:table-cell>
          <table:table-cell office:value-type="float" office:value="9.9125695000202504E-3" table:style-name="ce7">
            <text:p>0.00991257</text:p>
          </table:table-cell>
          <table:table-cell office:value-type="float" office:value="6.5728363999996806E-2" table:style-name="ce7">
            <text:p>0.065728364</text:p>
          </table:table-cell>
          <table:table-cell office:value-type="float" office:value="0.13923088099999401" table:style-name="ce7">
            <text:p>0.139230881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Uniform_Nearly_Sorted</text:p>
          </table:table-cell>
          <table:table-cell office:value-type="float" office:value="1.0546180000039799E-3" table:style-name="ce7">
            <text:p>0.001054618</text:p>
          </table:table-cell>
          <table:table-cell office:value-type="float" office:value="4.3152079999987302E-3" table:style-name="ce7">
            <text:p>0.004315208</text:p>
          </table:table-cell>
          <table:table-cell office:value-type="float" office:value="8.7897784999950001E-3" table:style-name="ce7">
            <text:p>0.008789778</text:p>
          </table:table-cell>
          <table:table-cell office:value-type="float" office:value="6.19391890000065E-2" table:style-name="ce7">
            <text:p>0.061939189</text:p>
          </table:table-cell>
          <table:table-cell office:value-type="float" office:value="0.13276333699998299" table:style-name="ce7">
            <text:p>0.132763337</text:p>
          </table:table-cell>
          <table:table-cell office:value-type="float" office:value="1.0510845000044301E-3" table:style-name="ce7">
            <text:p>0.001051085</text:p>
          </table:table-cell>
          <table:table-cell office:value-type="float" office:value="4.5448269999997098E-3" table:style-name="ce7">
            <text:p>0.004544827</text:p>
          </table:table-cell>
          <table:table-cell office:value-type="float" office:value="9.2423704999896397E-3" table:style-name="ce7">
            <text:p>0.00924237</text:p>
          </table:table-cell>
          <table:table-cell office:value-type="float" office:value="6.6254670999996906E-2" table:style-name="ce7">
            <text:p>0.066254671</text:p>
          </table:table-cell>
          <table:table-cell office:value-type="float" office:value="0.14429616499999101" table:style-name="ce7">
            <text:p>0.144296165</text:p>
          </table:table-cell>
          <table:table-cell office:value-type="float" office:value="1.3630669999992E-3" table:style-name="ce7">
            <text:p>0.001363067</text:p>
          </table:table-cell>
          <table:table-cell office:value-type="float" office:value="6.7934289999982403E-3" table:style-name="ce7">
            <text:p>0.006793429</text:p>
          </table:table-cell>
          <table:table-cell office:value-type="float" office:value="1.34544355000025E-2" table:style-name="ce7">
            <text:p>0.013454436</text:p>
          </table:table-cell>
          <table:table-cell office:value-type="float" office:value="0.104354271000015" table:style-name="ce7">
            <text:p>0.104354271</text:p>
          </table:table-cell>
          <table:table-cell office:value-type="float" office:value="0.23604883600002699" table:style-name="ce7">
            <text:p>0.236048836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Zipf</text:p>
          </table:table-cell>
          <table:table-cell office:value-type="float" office:value="7.95226000002458E-4" table:style-name="ce7">
            <text:p>0.000795226</text:p>
          </table:table-cell>
          <table:table-cell office:value-type="float" office:value="2.4483460000004698E-3" table:style-name="ce7">
            <text:p>0.002448346</text:p>
          </table:table-cell>
          <table:table-cell office:value-type="float" office:value="4.4944695000094697E-3" table:style-name="ce7">
            <text:p>0.00449447</text:p>
          </table:table-cell>
          <table:table-cell office:value-type="float" office:value="3.3867307999998902E-2" table:style-name="ce7">
            <text:p>0.033867308</text:p>
          </table:table-cell>
          <table:table-cell office:value-type="float" office:value="7.3154283000012504E-2" table:style-name="ce7">
            <text:p>0.073154283</text:p>
          </table:table-cell>
          <table:table-cell office:value-type="float" office:value="9.9019850000615808E-4" table:style-name="ce7">
            <text:p>0.000990199</text:p>
          </table:table-cell>
          <table:table-cell office:value-type="float" office:value="3.7944109999949599E-3" table:style-name="ce7">
            <text:p>0.003794411</text:p>
          </table:table-cell>
          <table:table-cell office:value-type="float" office:value="7.58242049997761E-3" table:style-name="ce7">
            <text:p>0.00758242</text:p>
          </table:table-cell>
          <table:table-cell office:value-type="float" office:value="5.3742765999993398E-2" table:style-name="ce7">
            <text:p>0.053742766</text:p>
          </table:table-cell>
          <table:table-cell office:value-type="float" office:value="0.117976321999976" table:style-name="ce7">
            <text:p>0.117976322</text:p>
          </table:table-cell>
          <table:table-cell office:value-type="float" office:value="9.0660800000250596E-4" table:style-name="ce7">
            <text:p>0.000906608</text:p>
          </table:table-cell>
          <table:table-cell office:value-type="float" office:value="3.1356559999994702E-3" table:style-name="ce7">
            <text:p>0.003135656</text:p>
          </table:table-cell>
          <table:table-cell office:value-type="float" office:value="6.1093784999934498E-3" table:style-name="ce7">
            <text:p>0.006109378</text:p>
          </table:table-cell>
          <table:table-cell office:value-type="float" office:value="4.8192444999999598E-2" table:style-name="ce7">
            <text:p>0.048192445</text:p>
          </table:table-cell>
          <table:table-cell office:value-type="float" office:value="0.10892814400001" table:style-name="ce7">
            <text:p>0.108928144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Zipf + Normal</text:p>
          </table:table-cell>
          <table:table-cell office:value-type="float" office:value="4.9338130000023701E-3" table:style-name="ce7">
            <text:p>0.004933813</text:p>
          </table:table-cell>
          <table:table-cell office:value-type="float" office:value="2.4124329999998501E-2" table:style-name="ce7">
            <text:p>0.02412433</text:p>
          </table:table-cell>
          <table:table-cell office:value-type="float" office:value="5.0899884000000298E-2" table:style-name="ce7">
            <text:p>0.050899884</text:p>
          </table:table-cell>
          <table:table-cell office:value-type="float" office:value="0.43834701199998499" table:style-name="ce7">
            <text:p>0.438347012</text:p>
          </table:table-cell>
          <table:table-cell office:value-type="float" office:value="0.983121252" table:style-name="ce7">
            <text:p>0.983121252</text:p>
          </table:table-cell>
          <table:table-cell office:value-type="float" office:value="4.8321270000019397E-3" table:style-name="ce7">
            <text:p>0.004832127</text:p>
          </table:table-cell>
          <table:table-cell office:value-type="float" office:value="2.3961322000001201E-2" table:style-name="ce7">
            <text:p>0.023961322</text:p>
          </table:table-cell>
          <table:table-cell office:value-type="float" office:value="4.9838929999995098E-2" table:style-name="ce7">
            <text:p>0.04983893</text:p>
          </table:table-cell>
          <table:table-cell office:value-type="float" office:value="0.42080441000000002" table:style-name="ce7">
            <text:p>0.42080441</text:p>
          </table:table-cell>
          <table:table-cell office:value-type="float" office:value="0.97771720000002404" table:style-name="ce7">
            <text:p>0.9777172</text:p>
          </table:table-cell>
          <table:table-cell office:value-type="float" office:value="4.8141949999967399E-3" table:style-name="ce7">
            <text:p>0.004814195</text:p>
          </table:table-cell>
          <table:table-cell office:value-type="float" office:value="2.37569799999994E-2" table:style-name="ce7">
            <text:p>0.02375698</text:p>
          </table:table-cell>
          <table:table-cell office:value-type="float" office:value="4.9470523999997303E-2" table:style-name="ce7">
            <text:p>0.049470524</text:p>
          </table:table-cell>
          <table:table-cell office:value-type="float" office:value="0.420003964000006" table:style-name="ce7">
            <text:p>0.420003964</text:p>
          </table:table-cell>
          <table:table-cell office:value-type="float" office:value="0.98476491200000005" table:style-name="ce7">
            <text:p>0.984764912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Zipf + Discrete_Binomial</text:p>
          </table:table-cell>
          <table:table-cell office:value-type="float" office:value="2.2137049999901102E-3" table:style-name="ce7">
            <text:p>0.002213705</text:p>
          </table:table-cell>
          <table:table-cell office:value-type="float" office:value="4.8006060000000102E-3" table:style-name="ce7">
            <text:p>0.004800606</text:p>
          </table:table-cell>
          <table:table-cell office:value-type="float" office:value="1.01234380000005E-2" table:style-name="ce7">
            <text:p>0.010123438</text:p>
          </table:table-cell>
          <table:table-cell office:value-type="float" office:value="7.6953744000011204E-2" table:style-name="ce7">
            <text:p>0.076953744</text:p>
          </table:table-cell>
          <table:table-cell office:value-type="float" office:value="0.16452788599996801" table:style-name="ce7">
            <text:p>0.164527886</text:p>
          </table:table-cell>
          <table:table-cell office:value-type="float" office:value="2.2052529999950798E-3" table:style-name="ce7">
            <text:p>0.002205253</text:p>
          </table:table-cell>
          <table:table-cell office:value-type="float" office:value="4.7066920000008797E-3" table:style-name="ce7">
            <text:p>0.004706692</text:p>
          </table:table-cell>
          <table:table-cell office:value-type="float" office:value="1.01395220000051E-2" table:style-name="ce7">
            <text:p>0.010139522</text:p>
          </table:table-cell>
          <table:table-cell office:value-type="float" office:value="7.7338592000005493E-2" table:style-name="ce7">
            <text:p>0.077338592</text:p>
          </table:table-cell>
          <table:table-cell office:value-type="float" office:value="0.16555738600002701" table:style-name="ce7">
            <text:p>0.165557386</text:p>
          </table:table-cell>
          <table:table-cell office:value-type="float" office:value="2.14101699999446E-3" table:style-name="ce7">
            <text:p>0.002141017</text:p>
          </table:table-cell>
          <table:table-cell office:value-type="float" office:value="4.6553299999982298E-3" table:style-name="ce7">
            <text:p>0.00465533</text:p>
          </table:table-cell>
          <table:table-cell office:value-type="float" office:value="1.0085743999994699E-2" table:style-name="ce7">
            <text:p>0.010085744</text:p>
          </table:table-cell>
          <table:table-cell office:value-type="float" office:value="7.6830892000048098E-2" table:style-name="ce7">
            <text:p>0.076830892</text:p>
          </table:table-cell>
          <table:table-cell office:value-type="float" office:value="0.164815036000036" table:style-name="ce7">
            <text:p>0.164815036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Zipf + Discrete_Uniform</text:p>
          </table:table-cell>
          <table:table-cell office:value-type="float" office:value="2.3280490000024598E-3" table:style-name="ce7">
            <text:p>0.002328049</text:p>
          </table:table-cell>
          <table:table-cell office:value-type="float" office:value="4.69083199999204E-3" table:style-name="ce7">
            <text:p>0.004690832</text:p>
          </table:table-cell>
          <table:table-cell office:value-type="float" office:value="9.8239040000009901E-3" table:style-name="ce7">
            <text:p>0.009823904</text:p>
          </table:table-cell>
          <table:table-cell office:value-type="float" office:value="7.5614574000046494E-2" table:style-name="ce7">
            <text:p>0.075614574</text:p>
          </table:table-cell>
          <table:table-cell office:value-type="float" office:value="0.15889581799998201" table:style-name="ce7">
            <text:p>0.158895818</text:p>
          </table:table-cell>
          <table:table-cell office:value-type="float" office:value="2.1836409999968901E-3" table:style-name="ce7">
            <text:p>0.002183641</text:p>
          </table:table-cell>
          <table:table-cell office:value-type="float" office:value="5.2059940000026396E-3" table:style-name="ce7">
            <text:p>0.005205994</text:p>
          </table:table-cell>
          <table:table-cell office:value-type="float" office:value="9.6724259999984904E-3" table:style-name="ce7">
            <text:p>0.009672426</text:p>
          </table:table-cell>
          <table:table-cell office:value-type="float" office:value="7.56310279999797E-2" table:style-name="ce7">
            <text:p>0.075631028</text:p>
          </table:table-cell>
          <table:table-cell office:value-type="float" office:value="0.15907642600004601" table:style-name="ce7">
            <text:p>0.159076426</text:p>
          </table:table-cell>
          <table:table-cell office:value-type="float" office:value="2.2058160000028599E-3" table:style-name="ce7">
            <text:p>0.002205816</text:p>
          </table:table-cell>
          <table:table-cell office:value-type="float" office:value="4.8804880000011498E-3" table:style-name="ce7">
            <text:p>0.004880488</text:p>
          </table:table-cell>
          <table:table-cell office:value-type="float" office:value="9.7180779999973699E-3" table:style-name="ce7">
            <text:p>0.009718078</text:p>
          </table:table-cell>
          <table:table-cell office:value-type="float" office:value="7.6349894000040802E-2" table:style-name="ce7">
            <text:p>0.076349894</text:p>
          </table:table-cell>
          <table:table-cell office:value-type="float" office:value="0.15890530600000599" table:style-name="ce7">
            <text:p>0.158905306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Zipf + Poisson</text:p>
          </table:table-cell>
          <table:table-cell office:value-type="float" office:value="2.33586399999126E-3" table:style-name="ce7">
            <text:p>0.002335864</text:p>
          </table:table-cell>
          <table:table-cell office:value-type="float" office:value="4.8068280000006696E-3" table:style-name="ce7">
            <text:p>0.004806828</text:p>
          </table:table-cell>
          <table:table-cell office:value-type="float" office:value="9.5424039999988906E-3" table:style-name="ce7">
            <text:p>0.009542404</text:p>
          </table:table-cell>
          <table:table-cell office:value-type="float" office:value="7.5221268000004698E-2" table:style-name="ce7">
            <text:p>0.075221268</text:p>
          </table:table-cell>
          <table:table-cell office:value-type="float" office:value="0.159664063999962" table:style-name="ce7">
            <text:p>0.159664064</text:p>
          </table:table-cell>
          <table:table-cell office:value-type="float" office:value="2.6077860000009402E-3" table:style-name="ce7">
            <text:p>0.002607786</text:p>
          </table:table-cell>
          <table:table-cell office:value-type="float" office:value="4.5331180000050602E-3" table:style-name="ce7">
            <text:p>0.004533118</text:p>
          </table:table-cell>
          <table:table-cell office:value-type="float" office:value="9.5310299999982803E-3" table:style-name="ce7">
            <text:p>0.00953103</text:p>
          </table:table-cell>
          <table:table-cell office:value-type="float" office:value="7.4937596000017898E-2" table:style-name="ce7">
            <text:p>0.074937596</text:p>
          </table:table-cell>
          <table:table-cell office:value-type="float" office:value="0.157192929999982" table:style-name="ce7">
            <text:p>0.15719293</text:p>
          </table:table-cell>
          <table:table-cell office:value-type="float" office:value="2.3510479999993002E-3" table:style-name="ce7">
            <text:p>0.002351048</text:p>
          </table:table-cell>
          <table:table-cell office:value-type="float" office:value="4.57122199999616E-3" table:style-name="ce7">
            <text:p>0.004571222</text:p>
          </table:table-cell>
          <table:table-cell office:value-type="float" office:value="9.5944200000087597E-3" table:style-name="ce7">
            <text:p>0.00959442</text:p>
          </table:table-cell>
          <table:table-cell office:value-type="float" office:value="7.4932033999984896E-2" table:style-name="ce7">
            <text:p>0.074932034</text:p>
          </table:table-cell>
          <table:table-cell office:value-type="float" office:value="0.15711749999994001" table:style-name="ce7">
            <text:p>0.1571175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Zipf + Dates</text:p>
          </table:table-cell>
          <table:table-cell office:value-type="float" office:value="5.10656200000539E-3" table:style-name="ce7">
            <text:p>0.005106562</text:p>
          </table:table-cell>
          <table:table-cell office:value-type="float" office:value="2.4734928000001401E-2" table:style-name="ce7">
            <text:p>0.024734928</text:p>
          </table:table-cell>
          <table:table-cell office:value-type="float" office:value="4.8789091999998299E-2" table:style-name="ce7">
            <text:p>0.048789092</text:p>
          </table:table-cell>
          <table:table-cell office:value-type="float" office:value="0.40839561200000302" table:style-name="ce7">
            <text:p>0.408395612</text:p>
          </table:table-cell>
          <table:table-cell office:value-type="float" office:value="0.96063035400007701" table:style-name="ce7">
            <text:p>0.960630354</text:p>
          </table:table-cell>
          <table:table-cell office:value-type="float" office:value="5.0195239999948097E-3" table:style-name="ce7">
            <text:p>0.005019524</text:p>
          </table:table-cell>
          <table:table-cell office:value-type="float" office:value="2.2258040000002598E-2" table:style-name="ce7">
            <text:p>0.02225804</text:p>
          </table:table-cell>
          <table:table-cell office:value-type="float" office:value="4.70360520000008E-2" table:style-name="ce7">
            <text:p>0.047036052</text:p>
          </table:table-cell>
          <table:table-cell office:value-type="float" office:value="0.41371525600003201" table:style-name="ce7">
            <text:p>0.413715256</text:p>
          </table:table-cell>
          <table:table-cell office:value-type="float" office:value="0.956776536000015" table:style-name="ce7">
            <text:p>0.956776536</text:p>
          </table:table-cell>
          <table:table-cell office:value-type="float" office:value="4.7863410000024897E-3" table:style-name="ce7">
            <text:p>0.004786341</text:p>
          </table:table-cell>
          <table:table-cell office:value-type="float" office:value="2.2581385999990201E-2" table:style-name="ce7">
            <text:p>0.022581386</text:p>
          </table:table-cell>
          <table:table-cell office:value-type="float" office:value="4.7266371999998003E-2" table:style-name="ce7">
            <text:p>0.047266372</text:p>
          </table:table-cell>
          <table:table-cell office:value-type="float" office:value="0.40626537799995199" table:style-name="ce7">
            <text:p>0.406265378</text:p>
          </table:table-cell>
          <table:table-cell office:value-type="float" office:value="0.95842226999995495" table:style-name="ce7">
            <text:p>0.95842227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Zipf + Strings</text:p>
          </table:table-cell>
          <table:table-cell office:value-type="float" office:value="1.2739247999998E-2" table:style-name="ce7">
            <text:p>0.012739248</text:p>
          </table:table-cell>
          <table:table-cell office:value-type="float" office:value="5.4361292000006597E-2" table:style-name="ce7">
            <text:p>0.054361292</text:p>
          </table:table-cell>
          <table:table-cell office:value-type="float" office:value="9.3150355999996395E-2" table:style-name="ce7">
            <text:p>0.093150356</text:p>
          </table:table-cell>
          <table:table-cell office:value-type="float" office:value="0.322825030000012" table:style-name="ce7">
            <text:p>0.32282503</text:p>
          </table:table-cell>
          <table:table-cell office:value-type="float" office:value="0.63974113799997201" table:style-name="ce7">
            <text:p>0.639741138</text:p>
          </table:table-cell>
          <table:table-cell office:value-type="float" office:value="1.2397675999994799E-2" table:style-name="ce7">
            <text:p>0.012397676</text:p>
          </table:table-cell>
          <table:table-cell office:value-type="float" office:value="5.5323733999996398E-2" table:style-name="ce7">
            <text:p>0.055323734</text:p>
          </table:table-cell>
          <table:table-cell office:value-type="float" office:value="9.3854534000003001E-2" table:style-name="ce7">
            <text:p>0.093854534</text:p>
          </table:table-cell>
          <table:table-cell office:value-type="float" office:value="0.32582721199999398" table:style-name="ce7">
            <text:p>0.325827212</text:p>
          </table:table-cell>
          <table:table-cell office:value-type="float" office:value="0.62991647600005296" table:style-name="ce7">
            <text:p>0.629916476</text:p>
          </table:table-cell>
          <table:table-cell office:value-type="float" office:value="1.18457799999941E-2" table:style-name="ce7">
            <text:p>0.01184578</text:p>
          </table:table-cell>
          <table:table-cell office:value-type="float" office:value="5.5185528000001698E-2" table:style-name="ce7">
            <text:p>0.055185528</text:p>
          </table:table-cell>
          <table:table-cell office:value-type="float" office:value="9.2964545999998302E-2" table:style-name="ce7">
            <text:p>0.092964546</text:p>
          </table:table-cell>
          <table:table-cell office:value-type="float" office:value="0.325818686000029" table:style-name="ce7">
            <text:p>0.325818686</text:p>
          </table:table-cell>
          <table:table-cell office:value-type="float" office:value="0.63402697999990698" table:style-name="ce7">
            <text:p>0.63402698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Discrete_Uniform + Poisson</text:p>
          </table:table-cell>
          <table:table-cell office:value-type="float" office:value="2.14132599999857E-3" table:style-name="ce7">
            <text:p>0.002141326</text:p>
          </table:table-cell>
          <table:table-cell office:value-type="float" office:value="4.49439000000325E-3" table:style-name="ce7">
            <text:p>0.00449439</text:p>
          </table:table-cell>
          <table:table-cell office:value-type="float" office:value="8.4693319999973905E-3" table:style-name="ce7">
            <text:p>0.008469332</text:p>
          </table:table-cell>
          <table:table-cell office:value-type="float" office:value="6.9357257999981797E-2" table:style-name="ce7">
            <text:p>0.069357258</text:p>
          </table:table-cell>
          <table:table-cell office:value-type="float" office:value="0.148706245999983" table:style-name="ce7">
            <text:p>0.148706246</text:p>
          </table:table-cell>
          <table:table-cell office:value-type="float" office:value="2.0893579999926699E-3" table:style-name="ce7">
            <text:p>0.002089358</text:p>
          </table:table-cell>
          <table:table-cell office:value-type="float" office:value="4.4264979999957101E-3" table:style-name="ce7">
            <text:p>0.004426498</text:p>
          </table:table-cell>
          <table:table-cell office:value-type="float" office:value="8.38541600000553E-3" table:style-name="ce7">
            <text:p>0.008385416</text:p>
          </table:table-cell>
          <table:table-cell office:value-type="float" office:value="6.8876807999968107E-2" table:style-name="ce7">
            <text:p>0.068876808</text:p>
          </table:table-cell>
          <table:table-cell office:value-type="float" office:value="0.14825084399994001" table:style-name="ce7">
            <text:p>0.148250844</text:p>
          </table:table-cell>
          <table:table-cell office:value-type="float" office:value="2.0876829999940498E-3" table:style-name="ce7">
            <text:p>0.002087683</text:p>
          </table:table-cell>
          <table:table-cell office:value-type="float" office:value="4.4114399999943899E-3" table:style-name="ce7">
            <text:p>0.00441144</text:p>
          </table:table-cell>
          <table:table-cell office:value-type="float" office:value="8.3326959999953897E-3" table:style-name="ce7">
            <text:p>0.008332696</text:p>
          </table:table-cell>
          <table:table-cell office:value-type="float" office:value="6.8883788000020998E-2" table:style-name="ce7">
            <text:p>0.068883788</text:p>
          </table:table-cell>
          <table:table-cell office:value-type="float" office:value="0.14849541599993199" table:style-name="ce7">
            <text:p>0.148495416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Discrete_Uniform + Strings</text:p>
          </table:table-cell>
          <table:table-cell office:value-type="float" office:value="1.20760359999985E-2" table:style-name="ce7">
            <text:p>0.012076036</text:p>
          </table:table-cell>
          <table:table-cell office:value-type="float" office:value="5.6419026000000899E-2" table:style-name="ce7">
            <text:p>0.056419026</text:p>
          </table:table-cell>
          <table:table-cell office:value-type="float" office:value="9.39780779999978E-2" table:style-name="ce7">
            <text:p>0.093978078</text:p>
          </table:table-cell>
          <table:table-cell office:value-type="float" office:value="0.346146608000026" table:style-name="ce7">
            <text:p>0.346146608</text:p>
          </table:table-cell>
          <table:table-cell office:value-type="float" office:value="0.67145934199994295" table:style-name="ce7">
            <text:p>0.671459342</text:p>
          </table:table-cell>
          <table:table-cell office:value-type="float" office:value="1.2915724999999101E-2" table:style-name="ce7">
            <text:p>0.012915725</text:p>
          </table:table-cell>
          <table:table-cell office:value-type="float" office:value="5.9491631999996998E-2" table:style-name="ce7">
            <text:p>0.059491632</text:p>
          </table:table-cell>
          <table:table-cell office:value-type="float" office:value="0.10460074599999999" table:style-name="ce7">
            <text:p>0.104600746</text:p>
          </table:table-cell>
          <table:table-cell office:value-type="float" office:value="0.351567675999995" table:style-name="ce7">
            <text:p>0.351567676</text:p>
          </table:table-cell>
          <table:table-cell office:value-type="float" office:value="0.67451309800000603" table:style-name="ce7">
            <text:p>0.674513098</text:p>
          </table:table-cell>
          <table:table-cell office:value-type="float" office:value="1.3275322999998E-2" table:style-name="ce7">
            <text:p>0.013275323</text:p>
          </table:table-cell>
          <table:table-cell office:value-type="float" office:value="5.6299031999999402E-2" table:style-name="ce7">
            <text:p>0.056299032</text:p>
          </table:table-cell>
          <table:table-cell office:value-type="float" office:value="9.5850951999987E-2" table:style-name="ce7">
            <text:p>0.095850952</text:p>
          </table:table-cell>
          <table:table-cell office:value-type="float" office:value="0.34998800400004199" table:style-name="ce7">
            <text:p>0.349988004</text:p>
          </table:table-cell>
          <table:table-cell office:value-type="float" office:value="0.673317505999948" table:style-name="ce7">
            <text:p>0.673317506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Discrete_Uniform + Uniform_Reverse_Sorted</text:p>
          </table:table-cell>
          <table:table-cell office:value-type="float" office:value="3.9930789999959799E-3" table:style-name="ce7">
            <text:p>0.003993079</text:p>
          </table:table-cell>
          <table:table-cell office:value-type="float" office:value="1.6317695999999798E-2" table:style-name="ce7">
            <text:p>0.016317696</text:p>
          </table:table-cell>
          <table:table-cell office:value-type="float" office:value="3.4435292000002803E-2" table:style-name="ce7">
            <text:p>0.034435292</text:p>
          </table:table-cell>
          <table:table-cell office:value-type="float" office:value="0.30268315999999601" table:style-name="ce7">
            <text:p>0.30268316</text:p>
          </table:table-cell>
          <table:table-cell office:value-type="float" office:value="0.66418296399999199" table:style-name="ce7">
            <text:p>0.664182964</text:p>
          </table:table-cell>
          <table:table-cell office:value-type="float" office:value="3.8419399999918302E-3" table:style-name="ce7">
            <text:p>0.00384194</text:p>
          </table:table-cell>
          <table:table-cell office:value-type="float" office:value="1.5747883999997599E-2" table:style-name="ce7">
            <text:p>0.015747884</text:p>
          </table:table-cell>
          <table:table-cell office:value-type="float" office:value="3.33196000000043E-2" table:style-name="ce7">
            <text:p>0.0333196</text:p>
          </table:table-cell>
          <table:table-cell office:value-type="float" office:value="0.30372964400000402" table:style-name="ce7">
            <text:p>0.303729644</text:p>
          </table:table-cell>
          <table:table-cell office:value-type="float" office:value="0.65790161000004399" table:style-name="ce7">
            <text:p>0.65790161</text:p>
          </table:table-cell>
          <table:table-cell office:value-type="float" office:value="3.7562509999906901E-3" table:style-name="ce7">
            <text:p>0.003756251</text:p>
          </table:table-cell>
          <table:table-cell office:value-type="float" office:value="1.5643478000001699E-2" table:style-name="ce7">
            <text:p>0.015643478</text:p>
          </table:table-cell>
          <table:table-cell office:value-type="float" office:value="3.31355420000045E-2" table:style-name="ce7">
            <text:p>0.033135542</text:p>
          </table:table-cell>
          <table:table-cell office:value-type="float" office:value="0.30249458200000801" table:style-name="ce7">
            <text:p>0.302494582</text:p>
          </table:table-cell>
          <table:table-cell office:value-type="float" office:value="0.65396258599997903" table:style-name="ce7">
            <text:p>0.653962586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Discrete_Uniform + Uniform_Nearly_Sorted</text:p>
          </table:table-cell>
          <table:table-cell office:value-type="float" office:value="4.4656059999965596E-3" table:style-name="ce7">
            <text:p>0.004465606</text:p>
          </table:table-cell>
          <table:table-cell office:value-type="float" office:value="2.01077480000026E-2" table:style-name="ce7">
            <text:p>0.020107748</text:p>
          </table:table-cell>
          <table:table-cell office:value-type="float" office:value="4.3035838000014301E-2" table:style-name="ce7">
            <text:p>0.043035838</text:p>
          </table:table-cell>
          <table:table-cell office:value-type="float" office:value="0.36818264400001599" table:style-name="ce7">
            <text:p>0.368182644</text:p>
          </table:table-cell>
          <table:table-cell office:value-type="float" office:value="0.80066227199995399" table:style-name="ce7">
            <text:p>0.800662272</text:p>
          </table:table-cell>
          <table:table-cell office:value-type="float" office:value="4.6314840000047696E-3" table:style-name="ce7">
            <text:p>0.004631484</text:p>
          </table:table-cell>
          <table:table-cell office:value-type="float" office:value="1.9889073999999E-2" table:style-name="ce7">
            <text:p>0.019889074</text:p>
          </table:table-cell>
          <table:table-cell office:value-type="float" office:value="4.34561260000145E-2" table:style-name="ce7">
            <text:p>0.043456126</text:p>
          </table:table-cell>
          <table:table-cell office:value-type="float" office:value="0.368079332000052" table:style-name="ce7">
            <text:p>0.368079332</text:p>
          </table:table-cell>
          <table:table-cell office:value-type="float" office:value="0.804428739999966" table:style-name="ce7">
            <text:p>0.80442874</text:p>
          </table:table-cell>
          <table:table-cell office:value-type="float" office:value="4.7354569999947596E-3" table:style-name="ce7">
            <text:p>0.004735457</text:p>
          </table:table-cell>
          <table:table-cell office:value-type="float" office:value="1.9861180000002601E-2" table:style-name="ce7">
            <text:p>0.01986118</text:p>
          </table:table-cell>
          <table:table-cell office:value-type="float" office:value="4.2700294000005599E-2" table:style-name="ce7">
            <text:p>0.042700294</text:p>
          </table:table-cell>
          <table:table-cell office:value-type="float" office:value="0.37522603799999099" table:style-name="ce7">
            <text:p>0.375226038</text:p>
          </table:table-cell>
          <table:table-cell office:value-type="float" office:value="0.80190001800006905" table:style-name="ce7">
            <text:p>0.801900018</text:p>
          </table:table-cell>
          <table:table-cell table:number-columns-repeated="16368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Iskra Racheva</meta:initial-creator>
    <dc:creator>Iskra Racheva</dc:creator>
    <meta:creation-date>2021-11-08T21:23:43Z</meta:creation-date>
    <dc:date>2021-11-09T10:17:43Z</dc:date>
    <meta:editing-duration>PT0S</meta:editing-duration>
  </office:meta>
</office:document-meta>
</file>